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3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Letterhead]</text:p>
      <text:p text:style-name="P3">S. MORAIS,/</text:p>
      <text:p text:style-name="P3">546 N. Fifth St./</text:p>
      <text:p text:style-name="P4">Philadelphia,/</text:p>
      <text:p text:style-name="P3"/>
      <text:p text:style-name="P3">[Page 1]</text:p>
      <text:p text:style-name="P2">For a funeral/</text:p>
      <text:p text:style-name="P3">Brethren./</text:p>
      <text:p text:style-name="P3">Very correct, according to my mode of thinking, was the/ remark of the Israelite who desired that I would/ agree to officiate on this sad occasion. <text:s/>He said, in/ answer to some questions which I deemed necessary/ to put, that brevity is most advisable, when a lengthy/ speech might add to the sorrow of creatures, smart-/-ing under the pain of a severe bereavement. <text:s/>I hold/ with that fellow-believer of ours, that unless <text:span text:style-name="T1">the</text:span><text:span text:style-name="T2"> a/ representative of </text:span><text:span text:style-name="T1">our</text:span><text:span text:style-name="T2"> the Jewish faith feels that he possesses/ the capacity to practically serve the cause of religion;/ I mean, unless he can bring solace to the afflicted,/ the shorter his utterances they more acceptable they/ must prove. <text:s/>Sympathy, my dear companions/ </text:span><text:span text:style-name="T1">in</text:span><text:span text:style-name="T2"> through this journey of life, sympathy not oratory is/ a healing, when we suffer anguish. <text:s/>The reflect-/-ion that human beings long to lessen the burden/ which weighs us down, when we have borne the/ loss of a loved object, is some alleviation to our/ grief. <text:s/>He who has moulded our hearts/</text:span></text:p>
      <text:p text:style-name="P7"/>
      <text:p text:style-name="P7">[Page 2]</text:p>
      <text:p text:style-name="P7">to throb compassionately; the Author of our/ existence who so shaped the eye that it may/ shed tears of <text:soft-page-break/>fraternal kindness, designed us/ irrespective of the position we socially fill, for the office of comforters to the sorrow-stricken./ <text:s/></text:p>
      <text:p text:style-name="P7"><text:tab/>In the present melancholy instance all within/ reach of my voice must share the wish which/ I experience to raise the husband above his depres-/-sion of spirit and to soften the pangs of the parents./ <text:s/>Need I dwell on the nature of the bereavement, in/ order to awaken fellow-feelings? <text:s/>Who does not/ know that the wife is God's appointed help,/ and <text:span text:style-name="T1">will</text:span> at her departure man remains forlorn?/ <text:s/>When Jacob related to his cherished son Joseph,/ that Rachel had died and had found a grave/ on the way to Ephrath near Bethlehem, he/ used this phrase in Hebrew "Rachel died to me,"/ upon which the Sages remark: It is the husband,/ that feels a void inexpressible at the demise of/ his life copartner. <text:s/>And no one familiar with the/ scriptures, can forget the keen anguish of the/ same patriarch, when he wailed over the supposed/ untimely death of his fond child./</text:p>
      <text:p text:style-name="P7"/>
      <text:p text:style-name="P7">[Page 3]</text:p>
      <text:p text:style-name="P7">Towards a husband and towards parents advanced in years,/ I would now draw deep sympathy; a <text:span text:style-name="T1">deep</text:span> profound sense of/ our common brotherhood moving spontaneously the lips in pra-/-yer to the Universal Father; to Him "who wounds/ but binds up." <text:s/>We mortals can give a tear; a/ friendly pressure of the hand; a word of tenderness,/ but the Omnipotent Lord alone can light up/ the soul where gloom sits. <text:s/>He can command a/ joyous future to compensate for a mournful/ past. <text:s/>Let us then beseech God's mercy./ <text:s/>Eternal Lord! <text:s/>The breath which animates us is Thy/ gift, and when Thy unsearchable wisdom with-/-draws it, we leave those who held us dear, plunged/ into sadness. <text:s/>For a veil obscures man's vi-/sion and he cannot discern causes and their effects,/ <text:span text:style-name="T1">in Thy dealing</text:span> whereby Thou dealest with the creatures of the earth./ <text:s/>Oh! teach us to bow in pious resignation to Thy/ will, that faith may assuage pain. <text:s/>Vouchsafe/ to show Thy goodness to the husband of Thy hand-/-maid B. R., and allot for her parents years/ of comfort. <text:s/>And to the daughter of our people,/ whom Thou hast called hence so prematurely,/</text:p>
      <text:p text:style-name="P7"/>
      <text:p text:style-name="P7">[Page 4]</text:p>
      <text:p text:style-name="P7">award a <text:span text:style-name="T1">bless</text:span> beatitude ineffable in the contemplation/ of Thy Glory, O God! <text:s/>May she become impa-/-radised in the memory of the virtues she practised/ in her various relations of life and in the know-/-ledge that those who loved her here below are re-/-lieved by the blessed belief that "dust will return to/ the earth as it was, but the spirit shall return/ unto God who gave it."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5:51:33.54</meta:creation-date>
    <dc:date>2012-10-25T11:31:05.45</dc:date>
    <meta:editing-duration>PT30M28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75" meta:word-count="795" meta:character-count="4949"/>
  </office:meta>
</office:document-meta>
</file>